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691" officeooo:paragraph-rsid="00181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 :</text:p>
      <text:p text:style-name="P1"/>
      <text:p text:style-name="P1">Je n’ai pas put finir le jeu parce que je voulais essayer trouver les choses par moi-même et non de faire un simple copié-collé !</text:p>
      <text:p text:style-name="P1">Mais j’ai au moins presque tout comprit les choses que j’ai mit en 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0:44:28.620239751</meta:creation-date>
    <dc:date>2019-08-28T20:46:10.176631958</dc:date>
    <meta:editing-duration>PT1M42S</meta:editing-duration>
    <meta:editing-cycles>1</meta:editing-cycles>
    <meta:document-statistic meta:table-count="0" meta:image-count="0" meta:object-count="0" meta:page-count="1" meta:paragraph-count="3" meta:word-count="41" meta:character-count="206" meta:non-whitespace-character-count="168"/>
    <meta:generator>LibreOffice/6.0.7.3$Linux_X86_64 LibreOffice_project/00m0$Build-3</meta:generator>
  </office:meta>
</office:document-meta>
</file>